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25-11-24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25-09-23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25-08-26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25-07-25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25-06-23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25-05-28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25-04-29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25-03-28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25-02-25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25-01-29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24-12-27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24-11-26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24-10-29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24-09-27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24-08-27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24-08-14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24-07-29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24-06-25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24-05-30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24-04-29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24-03-28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24-02-27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24-01-29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23-12-27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23-11-27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23-11-01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23-09-28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23-08-23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23-07-25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23-06-28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23-05-22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23-04-27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23-03-31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23-02-24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23-01-26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22-12-20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22-11-28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22-11-02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22-10-24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22-09-23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22-08-30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22-07-28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22-06-27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22-05-23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22-04-25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22-03-29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22-02-23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22-01-24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21-12-28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21-11-23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21-11-01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21-10-28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21-09-23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21-08-30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21-07-26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21-05-27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21-04-27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21-03-29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21-02-25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21-01-27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20-12-22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20-11-23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20-10-30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20-08-31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20-07-27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20-06-26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20-05-26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20-04-30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20-02-24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20-01-27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19-12-23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19-11-26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19-10-28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19-08-30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19-07-30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19-06-28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19-05-28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19-04-26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19-03-21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19-02-26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18-11-29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18-10-29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18-09-27 1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18-08-30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18-07-30 12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18-06-29 12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18-05-30 1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18-04-26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18-03-28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18-02-27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18-01-25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17-12-27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17-11-27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17-10-27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17-09-21 1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17-08-31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17-07-24 13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17-06-30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17-05-31 1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17-04-26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17-03-31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17-02-27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17-01-30 1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16-12-22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16-11-30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16-10-24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16-09-26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16-08-30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16-07-27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16-06-23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16-05-26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16-04-28 13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16-03-29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16-01-26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15-12-28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15-11-17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15-10-28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15-09-21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15-08-24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15-07-28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15-06-22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15-05-26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15-04-21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15-03-23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15-01-30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14-12-16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14-11-25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14-10-28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14-09-25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14-08-27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14-07-30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14-06-27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14-05-29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14-04-28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14-03-25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14-01-27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13-12-23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13-11-25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13-10-30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13-09-27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13-08-28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13-07-31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13-06-26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13-05-29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13-04-29 22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13-03-25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13-01-30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12-12-27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12-11-27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12-10-31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12-09-26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12-08-29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12-07-27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12-06-27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12-05-29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12-04-24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12-03-27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12-02-28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12-01-31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11-12-20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11-11-28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11-10-26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11-09-26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11-08-31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11-07-25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11-06-28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11-05-24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11-04-27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11-03-30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11-02-23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10-12-29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10-11-29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10-10-26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10-09-29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10-08-30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10-07-28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10-06-28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10-05-20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10-04-28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10-04-01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10-02-23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10-01-27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9-12-29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9-11-30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9-10-28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9-09-30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9-08-31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9-07-31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9-06-30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9-05-27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9-04-24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9-03-31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9-02-24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9-01-23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8-12-29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8-11-25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8-10-27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8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8-08-29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8-07-30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8-06-25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8-05-28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8-04-24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8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8-02-27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8-01-28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7-12-27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7-11-27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7-10-29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7-09-20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7-08-28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7-07-26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7-06-26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7-05-29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7-04-24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7-04-05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7-03-29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7-03-26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7-03-22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7-03-15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7-03-08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7-03-01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7-02-27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7-02-22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7-02-15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7-02-01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7-01-29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7-01-25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7-01-18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7-01-11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7-01-04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6-12-28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6-12-21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6-12-14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6-12-07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6-11-30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6-11-23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6-11-20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6-11-16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6-11-09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6-11-02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6-10-26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6-10-24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6-09-22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6-08-24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6-08-04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6-07-28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6-07-21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6-07-20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6-07-07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6-06-30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6-06-23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6-06-22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6-06-15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6-06-09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6-05-31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6-05-26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6-05-22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6-05-19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6-05-13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6-05-04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6-04-2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6-04-26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6-04-18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6-04-13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6-04-06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6-03-31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6-03-26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6-03-24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6-03-14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6-03-04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6-02-27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6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6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6-01-27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6-01-26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6-01-20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6-01-18 0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6-01-11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6-01-07 0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5-12-23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5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5-12-20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5-12-15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5-12-08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5-11-25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5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5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5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5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5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5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5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5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5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5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5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5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5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5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5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5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5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5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5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5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5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5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5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5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5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5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5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5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5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5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5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5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5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5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5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5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5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5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5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5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5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5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5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5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5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5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5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5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4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4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4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4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4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4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4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4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4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4-1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4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4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4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4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4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4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4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4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4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4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4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4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4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4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4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4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4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4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4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4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4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4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4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4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4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4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4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4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4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4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4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4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4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4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4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4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4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4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3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3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3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3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3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3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3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3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3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3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3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3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3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3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3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3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3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3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3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3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3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3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3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3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3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2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2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2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2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2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2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2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2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2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2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2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2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2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2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2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2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2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2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2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2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2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2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2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2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2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2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2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2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2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2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2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2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2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2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2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1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1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1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1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1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1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1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1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1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1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1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1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0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0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0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0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0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0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0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0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0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0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0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2000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9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9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9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9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9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9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9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9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9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9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9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9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8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8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8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8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8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8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8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8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8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8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8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8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7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7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7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7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7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7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7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7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7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7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7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7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6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6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6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6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6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6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6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6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6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6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6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6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6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6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6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6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6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6-0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6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6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5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5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5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5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5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5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5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5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5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5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5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5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5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5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5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5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5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5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5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5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5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5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4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4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4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4-1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4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4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4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4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4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4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4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4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4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4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4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4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4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4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4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4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4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4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4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4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4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3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3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3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3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3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3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3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3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3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3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3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3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3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3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3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3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3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3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3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3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3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3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3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2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2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2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2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2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2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2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2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2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2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2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2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2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2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2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2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2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2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2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2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2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2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2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2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1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1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1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1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1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1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1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1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1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1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1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1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1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1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1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1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1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1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1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1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1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1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0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0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0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0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0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0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0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0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0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0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0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0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90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89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89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89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89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89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89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89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89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89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89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89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89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88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88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88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88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88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88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88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88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88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88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88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88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88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88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88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87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87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87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87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87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87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87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87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87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87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87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87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86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86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86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86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86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86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86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86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86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86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86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86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86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85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85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85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85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85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85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85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85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85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85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85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85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84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84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84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84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84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84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84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84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84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84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84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84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84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83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83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83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83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83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83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83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83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83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83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83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83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82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82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82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82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82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82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82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82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82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82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82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82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82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81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81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81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81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81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81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81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81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81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81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81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81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80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80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80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80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80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80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80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80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80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80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80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80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80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79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79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79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79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79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79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79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79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79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79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79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79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78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78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78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78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78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78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78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78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78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78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78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78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77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77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77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77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77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77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77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77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77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77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77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77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76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76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76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76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76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76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76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76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76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76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76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76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75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75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75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75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75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75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75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75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75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75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75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75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74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74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74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74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74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74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74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74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74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74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74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74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73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73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73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73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73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73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73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73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73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73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73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73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72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72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72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72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72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72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72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72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72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72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72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72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71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71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71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71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71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71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71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71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71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71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71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71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70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70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70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70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70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70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70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70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70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70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70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70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9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9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9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9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9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9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9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9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9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9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9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9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8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8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8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8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8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8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8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8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8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8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8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8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8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8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8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8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8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8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8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8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8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8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8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8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8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8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8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8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8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8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8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8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8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8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8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8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8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8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8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8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8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8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8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8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8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8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8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8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8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8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8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8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8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8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7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7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7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7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7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7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7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7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7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7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7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7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7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7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7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7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7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7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7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7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7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7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7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7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7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7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7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7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7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7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7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7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7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7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7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7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7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7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7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7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7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7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7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7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7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7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7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7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7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7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7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7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7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7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7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7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7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7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7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7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7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7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7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7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7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7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7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7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7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7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6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6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6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6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6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6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6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6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6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6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6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6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6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6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6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6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6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6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6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6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6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6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6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6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6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6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6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6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6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6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6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6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6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6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6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6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6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6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6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6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6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6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6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6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6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6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6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6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6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6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6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6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6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6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6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6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6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6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6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6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6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6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6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6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6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6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6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6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6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6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5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5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5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5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5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5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5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5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5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5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5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5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5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5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5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5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5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5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5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5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5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5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5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5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5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5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5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4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4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4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4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4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4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4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4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4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4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4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4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3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3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3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3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3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3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3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3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3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3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3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3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2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2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2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2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2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2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2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2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2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2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2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1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1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1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1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1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1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1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1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1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1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1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1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1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0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0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0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0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0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0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0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0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0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0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60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59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59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59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59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59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59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59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59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59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59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59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59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58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58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58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58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58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58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58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58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58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58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58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58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57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57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57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57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57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57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57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57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57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57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57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57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56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56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56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56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56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56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56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56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56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56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56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56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55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55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55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55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55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55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55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55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55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55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55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55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54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54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54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54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54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54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54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54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54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54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54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54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53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53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53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53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53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53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53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53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53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53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53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53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52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52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52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52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52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52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52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52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52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52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51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51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51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51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51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51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51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51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51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51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51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51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51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50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50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50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50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50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50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50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50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50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50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50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49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49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49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49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49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49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49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49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49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49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48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48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48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48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48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48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48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48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48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48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48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47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47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47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47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47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47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47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47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47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47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47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46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46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46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46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46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46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46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46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46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46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46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46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46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45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45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45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45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45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45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45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45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45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45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45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45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45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45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45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44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44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44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44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44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44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44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44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44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44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44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44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44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44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44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6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6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6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6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6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6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6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6-1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6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6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6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6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6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6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6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6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6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6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6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6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6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6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6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6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6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6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6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6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6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6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6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6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6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6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6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6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6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6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6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6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6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6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6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6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6-0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6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6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6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6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6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6-0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5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5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5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5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5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5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5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5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5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5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5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5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5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5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5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5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5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5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5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5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5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5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5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5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5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5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5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5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5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5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5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5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5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5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5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5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5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5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5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5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5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5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5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5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5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5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5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5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5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5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5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5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4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4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4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4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4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4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4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4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4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4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4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4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4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4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4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4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4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4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4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4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4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4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4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4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4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4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4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4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4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4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4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4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4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4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4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4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4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4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4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4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4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4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4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4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4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4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4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4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4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4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4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3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3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3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3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3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3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3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3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3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3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3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3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02073122401</text:p>
          </table:table-cell>
          <table:table-cell office:value-type="string" calcext:value-type="string">
            <text:p>CT-WY <text:s text:c="4"/>1</text:p>
          </table:table-cell>
          <table:table-cell office:value-type="string" calcext:value-type="string">
            <text:p>1913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0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342" meta:object-count="0"/>
    <meta:user-defined meta:name="AppVersion">3.0</meta:user-defined>
  </office:meta>
</office:document-meta>
</file>